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021cm"/>
    </style:style>
    <style:style style:name="gr5" style:family="graphic" style:parent-style-name="standard">
      <style:graphic-properties svg:stroke-width="0.1cm" svg:stroke-color="#00008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8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80" draw:marker-start-width="0.35cm" draw:marker-end-width="0.35cm" draw:fill="solid" draw:fill-color="#0000ff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80" draw:marker-start-width="0.35cm" draw:marker-end="Arrow" draw:marker-end-width="0.45cm" draw:fill="solid" draw:fill-color="#0000ff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cm" svg:stroke-color="#00008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family="Ubuntu" style:font-pitch="variable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color="#0000ff" fo:font-family="Ubuntu" style:font-pitch="variable" fo:font-size="22pt" style:font-size-asian="22pt" style:font-size-complex="22pt"/>
    </style:style>
    <style:style style:name="T1" style:family="text">
      <style:text-properties fo:font-family="Ubuntu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family="Ubuntu" style:font-pitch="variable" fo:font-size="22pt" style:font-size-asian="22pt" style:font-size-complex="22pt"/>
    </style:style>
    <style:style style:name="T4" style:family="text">
      <style:text-properties fo:color="#0000ff" fo:font-family="Ubuntu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22.032cm" svg:height="3.009cm" svg:x="2.6cm" svg:y="2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8cm" svg:height="1.352cm" svg:x="1.2cm" svg:y="0.8cm">
          <draw:text-box>
            <text:p><text:span text:style-name="T1">PC-Formulae</text:span><text:span text:style-name="T2">:</text:span></text:p>
          </draw:text-box>
        </draw:frame>
        <draw:frame draw:style-name="gr3" draw:text-style-name="P1" draw:layer="layout" svg:width="5.544cm" svg:height="1.352cm" svg:x="1.3cm" svg:y="7.4cm">
          <draw:text-box>
            <text:p><text:span text:style-name="T1">Prolog-style:</text:span><text:span text:style-name="T2"> </text:span></text:p>
          </draw:text-box>
        </draw:frame>
        <draw:frame draw:style-name="gr4" draw:text-style-name="P2" draw:layer="layout" svg:width="24.521cm" svg:height="4.611cm" svg:x="2.979cm" svg:y="9.2cm">
          <draw:text-box>
            <text:p><text:span text:style-name="T3">a(v).</text:span></text:p>
            <text:p><text:span text:style-name="T3">b(e).</text:span></text:p>
            <text:p><text:span text:style-name="T3"><text:tab/></text:span><text:span text:style-name="T3"><text:tab/></text:span><text:span text:style-name="T3"><text:tab/></text:span><text:span text:style-name="T3">p(X,g(X,Y)) :- a(X), b(Y). <text:s text:c="5"/>q(Y) :- a(X), b(Y).</text:span></text:p>
            <text:p><text:span text:style-name="T3"><text:tab/></text:span><text:span text:style-name="T3"><text:tab/></text:span><text:span text:style-name="T3"><text:tab/></text:span><text:span text:style-name="T3">c(f(X)) :- p(v,X).</text:span></text:p>
            <text:p><text:span text:style-name="T3"><text:tab/></text:span><text:span text:style-name="T3"><text:tab/></text:span><text:span text:style-name="T3"><text:tab/></text:span><text:span text:style-name="T3">:- c(X), q(Y).</text:span></text:p>
          </draw:text-box>
        </draw:frame>
        <draw:custom-shape draw:style-name="gr5" draw:text-style-name="P3" draw:layer="layout" svg:width="0.321cm" svg:height="4.5cm" draw:transform="rotate (1.5707963267946) translate (6.5cm 4.721cm)">
          <text:p/>
          <draw:enhanced-geometry svg:viewBox="0 0 21600 21600" draw:glue-points="21600 0 0 10800 21600 21600" draw:text-areas="13800 ?f9 21600 ?f10" draw:type="left-brace" draw:modifiers="1800 11176.137310448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0.333cm" svg:height="2cm" svg:x="4.883cm" svg:y="9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6" draw:text-style-name="P3" draw:layer="layout" svg:x1="8.5cm" svg:y1="4.9cm" svg:x2="5.5cm" svg:y2="10.4cm">
          <text:p/>
        </draw:line>
        <draw:line draw:style-name="gr6" draw:text-style-name="P3" draw:layer="layout" svg:x1="20.5cm" svg:y1="5.9cm" svg:x2="9.5cm" svg:y2="10.4cm">
          <text:p/>
        </draw:line>
        <draw:custom-shape draw:style-name="gr5" draw:text-style-name="P3" draw:layer="layout" svg:width="0.5cm" svg:height="3.5cm" draw:transform="rotate (-1.57079632679579) translate (10.7cm 10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0.424cm" svg:height="2.8cm" draw:transform="rotate (1.5707963267946) translate (19.2cm 5.862cm)">
          <text:p/>
          <draw:enhanced-geometry svg:viewBox="0 0 21600 21600" draw:glue-points="21600 0 0 10800 21600 21600" draw:text-areas="13800 ?f9 21600 ?f10" draw:type="left-brace" draw:modifiers="1800 11176.137310448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3" draw:layer="layout" svg:width="0.5cm" svg:height="5cm" draw:transform="rotate (1.5707963267946) translate (12.763cm 5.86cm)">
          <text:p/>
          <draw:enhanced-geometry svg:viewBox="0 0 21600 21600" draw:glue-points="21600 0 0 10800 21600 21600" draw:text-areas="13800 ?f9 21600 ?f10" draw:type="left-brace" draw:modifiers="1800 11176.137310448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6" draw:text-style-name="P3" draw:layer="layout" svg:x1="15.2cm" svg:y1="6.1cm" svg:x2="13.2cm" svg:y2="10.5cm">
          <text:p/>
        </draw:line>
        <draw:custom-shape draw:style-name="gr5" draw:text-style-name="P3" draw:layer="layout" svg:width="0.366cm" svg:height="3.3cm" draw:transform="rotate (-1.57079632679579) translate (14.7cm 10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3" draw:layer="layout" svg:x1="22.5cm" svg:y1="2.9cm" svg:x2="26.5cm" svg:y2="2.9cm">
          <text:p/>
        </draw:line>
        <draw:line draw:style-name="gr7" draw:text-style-name="P3" draw:layer="layout" svg:x1="26.5cm" svg:y1="2.9cm" svg:x2="26.332cm" svg:y2="13.4cm">
          <text:p/>
        </draw:line>
        <draw:line draw:style-name="gr8" draw:text-style-name="P3" draw:layer="layout" svg:x1="26.4cm" svg:y1="13.4cm" svg:x2="11cm" svg:y2="13.4cm">
          <text:p/>
        </draw:line>
        <draw:frame draw:style-name="gr3" draw:text-style-name="P4" draw:layer="layout" svg:width="2.145cm" svg:height="1.123cm" svg:x="6.5cm" svg:y="2.177cm">
          <draw:text-box>
            <text:p><text:span text:style-name="T4">base</text:span></text:p>
          </draw:text-box>
        </draw:frame>
        <draw:frame draw:style-name="gr9" draw:text-style-name="P4" draw:layer="layout" svg:width="3.939cm" svg:height="1.123cm" svg:x="11.779cm" svg:y="1.5cm">
          <draw:text-box>
            <text:p><text:span text:style-name="T4">questions</text:span></text:p>
          </draw:text-box>
        </draw:frame>
        <draw:frame draw:style-name="gr9" draw:text-style-name="P4" draw:layer="layout" svg:width="2.03cm" svg:height="1.123cm" svg:x="2.892cm" svg:y="2.148cm">
          <draw:text-box>
            <text:p><text:span text:style-name="T4">root</text:span></text:p>
          </draw:text-box>
        </draw:frame>
        <draw:custom-shape draw:style-name="gr5" draw:text-style-name="P3" draw:layer="layout" svg:width="0.366cm" svg:height="3.3cm" draw:transform="rotate (-1.57079632679579) translate (21.4cm 10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" draw:text-style-name="P3" draw:layer="layout" svg:x1="15.5cm" svg:y1="6cm" svg:x2="19.5cm" svg:y2="10.5cm">
          <text:p/>
        </draw:line>
        <draw:custom-shape draw:style-name="gr5" draw:text-style-name="P3" draw:layer="layout" svg:width="0.257cm" svg:height="1.7cm" draw:transform="rotate (1.5707963267946) translate (22.8cm 5.779cm)">
          <text:p/>
          <draw:enhanced-geometry svg:viewBox="0 0 21600 21600" draw:glue-points="21600 0 0 10800 21600 21600" draw:text-areas="13800 ?f9 21600 ?f10" draw:type="left-brace" draw:modifiers="1800 11176.137310448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" draw:text-style-name="P3" draw:layer="layout" svg:x1="23.5cm" svg:y1="5.9cm" svg:x2="17cm" svg:y2="10.4cm">
          <text:p/>
        </draw:line>
        <draw:custom-shape draw:style-name="gr5" draw:text-style-name="P3" draw:layer="layout" svg:width="0.166cm" svg:height="1.5cm" draw:transform="rotate (-1.57079632679579) translate (17.5cm 10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2" draw:layer="layout" svg:width="15.5cm" svg:height="1.223cm" svg:x="2.5cm" svg:y="14.5cm">
          <draw:text-box>
            <text:p><text:span text:style-name="T3">Base contains only ground terms (facts).</text:span></text:p>
          </draw:text-box>
        </draw:frame>
        <draw:frame draw:style-name="gr11" draw:text-style-name="P2" draw:layer="layout" svg:width="22.5cm" svg:height="2.095cm" svg:x="2.5cm" svg:y="15.901cm">
          <draw:text-box>
            <text:p><text:span text:style-name="T3">Logical inference is saturated base with facts as long as the base will not be contradic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2.878cm" fo:margin-left="1cm" fo:margin-right="2.919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er </meta:initial-creator>
    <meta:creation-date>2011-05-19T17:29:55</meta:creation-date>
    <dc:date>2011-05-20T00:26:00</dc:date>
    <dc:creator>alexander </dc:creator>
    <meta:editing-duration>PT2H3M58S</meta:editing-duration>
    <meta:editing-cycles>4</meta:editing-cycles>
    <meta:generator>LibreOffice/3.3$Linux LibreOffice_project/330m19$Build-202</meta:generator>
    <meta:document-statistic meta:object-count="26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row>
        <mi mathvariant="italic">True</mi>
        <mo stretchy="false">−</mo>
        <mo stretchy="false">∃</mo>
      </mrow>
      <mi>v</mi>
      <mi mathvariant="normal">:</mi>
      <mi>A</mi>
      <mrow>
        <mo stretchy="false">(</mo>
        <mi>v</mi>
        <mo stretchy="false">)</mo>
      </mrow>
      <mi>,</mi>
      <mi>B</mi>
      <mrow>
        <mrow>
          <mo stretchy="false">(</mo>
          <mi>e</mi>
          <mo stretchy="false">)</mo>
        </mrow>
        <mo stretchy="false">−</mo>
        <mrow>
          <mo stretchy="true">{</mo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C</mi>
                  <mrow>
                    <mo stretchy="false">(</mo>
                    <mi>x</mi>
                    <mo stretchy="false">)</mo>
                  </mrow>
                  <mi>,</mi>
                  <mi>Q</mi>
                  <mrow>
                    <mrow>
                      <mo stretchy="false">(</mo>
                      <mi>y</mi>
                      <mo stretchy="false">)</mo>
                    </mrow>
                    <mo stretchy="false">−</mo>
                    <mo stretchy="false">∃</mo>
                  </mrow>
                  <mi mathvariant="normal">:</mi>
                  <mi mathvariant="italic">False</mi>
                </mrow>
              </mtd>
            </mtr>
            <mtr>
              <mtd>
                <mrow>
                  <mo stretchy="false">∀</mo>
                  <mi>x</mi>
                  <mi mathvariant="normal">:</mi>
                  <mi>P</mi>
                  <mrow>
                    <mrow>
                      <mo stretchy="false">(</mo>
                      <mrow>
                        <mi>v</mi>
                        <mi>,</mi>
                        <mi>x</mi>
                      </mrow>
                      <mo stretchy="false">)</mo>
                    </mrow>
                    <mo stretchy="false">−</mo>
                    <mo stretchy="false">∃</mo>
                  </mrow>
                  <mi mathvariant="normal">:</mi>
                  <mi>C</mi>
                  <mrow>
                    <mo stretchy="false">(</mo>
                    <mrow>
                      <mi>f</mi>
                      <mrow>
                        <mo stretchy="false">(</mo>
                        <mi>x</mi>
                        <mo stretchy="false">)</mo>
                      </mrow>
                    </mrow>
                    <mo stretchy="false">)</mo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i>x</mi>
                    <mo stretchy="false">)</mo>
                  </mrow>
                  <mi>,</mi>
                  <mi>B</mi>
                  <mrow>
                    <mrow>
                      <mo stretchy="false">(</mo>
                      <mi>y</mi>
                      <mo stretchy="false">)</mo>
                    </mrow>
                    <mo stretchy="false">−</mo>
                    <mo stretchy="false">∃</mo>
                  </mrow>
                  <mi>z</mi>
                  <mi mathvariant="normal">:</mi>
                  <mi>P</mi>
                  <mrow>
                    <mo stretchy="false">(</mo>
                    <mrow>
                      <mi>x</mi>
                      <mi>,</mi>
                      <mi>z</mi>
                    </mrow>
                    <mo stretchy="false">)</mo>
                  </mrow>
                  <mi>,</mi>
                  <mi>Q</mi>
                  <mrow>
                    <mo stretchy="false">(</mo>
                    <mi>y</mi>
                    <mo stretchy="false">)</mo>
                  </mrow>
                </mrow>
              </mtd>
            </mtr>
          </mtable>
        </mrow>
      </mrow>
    </mrow>
    <annotation encoding="StarMath 5.0">forall : True - exists{v} : A(v),B(e) - 
left lbrace alignl  
stack{
forall{x,y} : C(x),Q(y) - exists : False  #
forall{x} : P(v,x) - exists : C(f(x)) #
forall{x,y} : A(x), B(y) - exists{z} : P(x,z),Q(y)
}
right none   </annotation>
  </semantics>
</math>
</file>